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1.799cm"/>
    </style:style>
    <style:style style:name="Tabla2.B" style:family="table-column">
      <style:table-column-properties style:column-width="12.912cm"/>
    </style:style>
    <style:style style:name="Tabla2.C" style:family="table-column">
      <style:table-column-properties style:column-width="1.191cm"/>
    </style:style>
    <style:style style:name="Tabla2.D" style:family="table-column">
      <style:table-column-properties style:column-width="1.111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1.588cm"/>
    </style:style>
    <style:style style:name="Tabla1.B" style:family="table-column">
      <style:table-column-properties style:column-width="13.123cm"/>
    </style:style>
    <style:style style:name="Tabla1.C" style:family="table-column">
      <style:table-column-properties style:column-width="1.191cm"/>
    </style:style>
    <style:style style:name="Tabla1.D" style:family="table-column">
      <style:table-column-properties style:column-width="1.11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35fc7" officeooo:paragraph-rsid="0013efa2"/>
    </style:style>
    <style:style style:name="P2" style:family="paragraph" style:parent-style-name="Text_20_body">
      <style:text-properties officeooo:rsid="0014691e" officeooo:paragraph-rsid="0014691e"/>
    </style:style>
    <style:style style:name="P3" style:family="paragraph" style:parent-style-name="Preformatted_20_Text">
      <style:text-properties officeooo:rsid="00150f5b" officeooo:paragraph-rsid="00150f5b"/>
    </style:style>
    <style:style style:name="P4" style:family="paragraph" style:parent-style-name="Table_20_Contents">
      <style:text-properties officeooo:rsid="0012b2aa" officeooo:paragraph-rsid="0012b2aa"/>
    </style:style>
    <style:style style:name="P5" style:family="paragraph" style:parent-style-name="Table_20_Contents">
      <style:text-properties officeooo:rsid="0012b2aa" officeooo:paragraph-rsid="001535bf"/>
    </style:style>
    <style:style style:name="P6" style:family="paragraph" style:parent-style-name="Table_20_Contents">
      <style:text-properties style:font-name="Liberation Mono" fo:font-size="10pt" style:font-name-asian="Nimbus Mono L" style:font-size-asian="10pt" style:font-name-complex="Liberation Mono" style:font-size-complex="10pt"/>
    </style:style>
    <style:style style:name="P7" style:family="paragraph" style:parent-style-name="Table_20_Contents">
      <style:text-properties style:font-name="Liberation Mono" fo:font-size="10pt" officeooo:rsid="0012b2aa" officeooo:paragraph-rsid="0012b2aa" style:font-name-asian="Nimbus Mono L" style:font-size-asian="10pt" style:font-name-complex="Liberation Mono" style:font-size-complex="10pt"/>
    </style:style>
    <style:style style:name="P8" style:family="paragraph" style:parent-style-name="Table_20_Contents">
      <style:text-properties style:font-name="Liberation Mono" fo:font-size="10pt" officeooo:rsid="0012b2aa" officeooo:paragraph-rsid="001535bf" style:font-name-asian="Nimbus Mono L" style:font-size-asian="10pt" style:font-name-complex="Liberation Mono" style:font-size-complex="10pt"/>
    </style:style>
    <style:style style:name="P9" style:family="paragraph" style:parent-style-name="Table_20_Contents">
      <style:text-properties style:font-name="Liberation Mono" fo:font-size="10pt" officeooo:rsid="00135fc7" officeooo:paragraph-rsid="00135fc7" style:font-name-asian="Nimbus Mono L" style:font-size-asian="10pt" style:font-name-complex="Liberation Mono" style:font-size-complex="10pt"/>
    </style:style>
    <style:style style:name="P10" style:family="paragraph" style:parent-style-name="Table_20_Contents">
      <style:text-properties style:font-name="Liberation Mono" fo:font-size="10pt" officeooo:rsid="00135fc7" officeooo:paragraph-rsid="001535bf" style:font-name-asian="Nimbus Mono L" style:font-size-asian="10pt" style:font-name-complex="Liberation Mono" style:font-size-complex="10pt"/>
    </style:style>
    <style:style style:name="P11" style:family="paragraph" style:parent-style-name="Table_20_Contents">
      <style:text-properties style:font-name="Liberation Mono" fo:font-size="10pt" officeooo:rsid="00135fc7" officeooo:paragraph-rsid="00154190" style:font-name-asian="Nimbus Mono L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3dda2" officeooo:paragraph-rsid="0013dda2" style:font-name-asian="Nimbus Mono L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13dda2" officeooo:paragraph-rsid="001535bf" style:font-name-asian="Nimbus Mono L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13dda2" officeooo:paragraph-rsid="00154190" style:font-name-asian="Nimbus Mono L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13dda2" officeooo:paragraph-rsid="0018c268" style:font-name-asian="Nimbus Mono L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13efa2" officeooo:paragraph-rsid="0013efa2" style:font-name-asian="Nimbus Mono L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13efa2" officeooo:paragraph-rsid="001535bf" style:font-name-asian="Nimbus Mono L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13efa2" officeooo:paragraph-rsid="0016addf" style:font-name-asian="Nimbus Mono L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14691e" officeooo:paragraph-rsid="0014691e" style:font-name-asian="Nimbus Mono L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14691e" officeooo:paragraph-rsid="001535bf" style:font-name-asian="Nimbus Mono L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14691e" officeooo:paragraph-rsid="00179e59" style:font-name-asian="Nimbus Mono L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paragraph-rsid="001535bf" style:font-name-asian="Nimbus Mono L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1535bf" officeooo:paragraph-rsid="001535bf" style:font-name-asian="Nimbus Mono L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154190" officeooo:paragraph-rsid="00154190" style:font-name-asian="Nimbus Mono L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18c268" officeooo:paragraph-rsid="0018c268" style:font-name-asian="Nimbus Mono L" style:font-size-asian="10pt" style:font-name-complex="Liberation Mono" style:font-size-complex="10pt"/>
    </style:style>
    <style:style style:name="P26" style:family="paragraph" style:parent-style-name="Table_20_Contents">
      <style:text-properties officeooo:paragraph-rsid="001535bf"/>
    </style:style>
    <style:style style:name="P27" style:family="paragraph" style:parent-style-name="Preformatted_20_Text">
      <style:text-properties officeooo:paragraph-rsid="001535bf"/>
    </style:style>
    <style:style style:name="P28" style:family="paragraph" style:parent-style-name="Text_20_body">
      <style:text-properties officeooo:rsid="0013efa2" officeooo:paragraph-rsid="0013efa2"/>
    </style:style>
    <style:style style:name="P29" style:family="paragraph" style:parent-style-name="Standard">
      <style:text-properties officeooo:paragraph-rsid="001535bf"/>
    </style:style>
    <style:style style:name="T1" style:family="text">
      <style:text-properties officeooo:rsid="0013dda2"/>
    </style:style>
    <style:style style:name="T2" style:family="text">
      <style:text-properties officeooo:rsid="0013efa2"/>
    </style:style>
    <style:style style:name="T3" style:family="text">
      <style:text-properties officeooo:rsid="0014691e"/>
    </style:style>
    <style:style style:name="T4" style:family="text">
      <style:text-properties officeooo:rsid="00150f5b"/>
    </style:style>
    <style:style style:name="T5" style:family="text">
      <style:text-properties officeooo:rsid="001535bf"/>
    </style:style>
    <style:style style:name="T6" style:family="text">
      <style:text-properties officeooo:rsid="00154190"/>
    </style:style>
    <style:style style:name="T7" style:family="text">
      <style:text-properties officeooo:rsid="0016addf"/>
    </style:style>
    <style:style style:name="T8" style:family="text">
      <style:text-properties officeooo:rsid="00179e59"/>
    </style:style>
    <style:style style:name="T9" style:family="text">
      <style:text-properties officeooo:rsid="0018c26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istorias de usuarios: App Android/App Web.</text:p>
      <text:p text:style-name="P1">Usuarios:Alumnos.</text:p>
      <text:p text:style-name="P28">Profesor:profesor.</text:p>
      <text:p text:style-name="P1"><text:span text:style-name="T2">Administrador: Admin del sist.</text:span><text:tab/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Table_20_Contents">Ident.</text:p>
          </table:table-cell>
          <table:table-cell table:style-name="Tabla1.A1" office:value-type="string">
            <text:p text:style-name="P4">Titulo</text:p>
          </table:table-cell>
          <table:table-cell table:style-name="Tabla1.A1" office:value-type="string">
            <text:p text:style-name="Standard">Estim</text:p>
          </table:table-cell>
          <table:table-cell table:style-name="Tabla1.D1" office:value-type="string">
            <text:p text:style-name="Table_20_Contents">Prio</text:p>
          </table:table-cell>
        </table:table-row>
        <table:table-row>
          <table:table-cell table:style-name="Tabla1.A2" office:value-type="string">
            <text:p text:style-name="P7">HU.1</text:p>
          </table:table-cell>
          <table:table-cell table:style-name="Tabla1.A2" office:value-type="string">
            <text:p text:style-name="P9">Un usuario puede realizar, <text:span text:style-name="T5">modificar o borrar las entregas que</text:span> le habilite su profesor de cada asignatura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9">HU.2</text:p>
          </table:table-cell>
          <table:table-cell table:style-name="Tabla1.A2" office:value-type="string">
            <text:p text:style-name="P10">Un usuario puede listar las entregas que ha realizado por asignatura,<text:span text:style-name="T5"> conultar las calificaciones y decargarlas</text:span>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9">HU.<text:span text:style-name="T4">3</text:span></text:p>
          </table:table-cell>
          <table:table-cell table:style-name="Tabla1.A2" office:value-type="string">
            <text:p text:style-name="P9">Un usuario puede listar las asignaturas en las que esta matriculado, <text:span text:style-name="T5">acceder a cada una y ver y descargar el contenido de las mismas</text:span>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9">HU.4</text:p>
          </table:table-cell>
          <table:table-cell table:style-name="Tabla1.A2" office:value-type="string">
            <text:p text:style-name="P9">Un usuario <text:span text:style-name="T1">para acceder al sistema debe estar registrado y usar un login.</text:span>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9">HU.5</text:p>
          </table:table-cell>
          <table:table-cell table:style-name="Tabla1.A2" office:value-type="string">
            <text:p text:style-name="P12">Un usuario puede enviar mensajes privados a los distintos usuarios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9">HU.6</text:p>
          </table:table-cell>
          <table:table-cell table:style-name="Tabla1.A2" office:value-type="string">
            <text:p text:style-name="P12">Un profesor puede enviar circulares por correo interno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9">HU.7</text:p>
            <text:p text:style-name="P9"/>
          </table:table-cell>
          <table:table-cell table:style-name="Tabla1.A2" office:value-type="string">
            <text:p text:style-name="P12">Un usuario puede visualizar <text:span text:style-name="T5">o modificar</text:span> su perfil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9">HU.8</text:p>
          </table:table-cell>
          <table:table-cell table:style-name="Tabla1.A2" office:value-type="string">
            <text:p text:style-name="P12">Un usuario puede ver perfiles de otros usuarios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9">HU.9</text:p>
          </table:table-cell>
          <table:table-cell table:style-name="Tabla1.A2" office:value-type="string">
            <text:p text:style-name="P12">Un usuario puede ver los mensajes enviados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9">HU.1<text:span text:style-name="T1">0</text:span></text:p>
          </table:table-cell>
          <table:table-cell table:style-name="Tabla1.A2" office:value-type="string">
            <text:p text:style-name="P12">Un usuario puede ver los mensajes recibidos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2">HU.11</text:p>
          </table:table-cell>
          <table:table-cell table:style-name="Tabla1.A2" office:value-type="string">
            <text:p text:style-name="P23">Un profesor puede crear entregas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2">HU.12</text:p>
          </table:table-cell>
          <table:table-cell table:style-name="Tabla1.A2" office:value-type="string">
            <text:p text:style-name="P12">Un profesor puede calificar las entregas que realicen los alumnos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2">HU.13</text:p>
          </table:table-cell>
          <table:table-cell table:style-name="Tabla1.A2" office:value-type="string">
            <text:p text:style-name="P16">Un profesor puede crear y habilitar grupos de practicas de su asignatura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2">HU.14</text:p>
          </table:table-cell>
          <table:table-cell table:style-name="Tabla1.A2" office:value-type="string">
            <text:p text:style-name="P16">Un usuario puede matricularse en el grupo de practicas que mejor le venga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2">HU.15</text:p>
          </table:table-cell>
          <table:table-cell table:style-name="Tabla1.A2" office:value-type="string">
            <text:p text:style-name="P17">Un administrador puede <text:span text:style-name="T5">gestionar</text:span> los usuarios(alum/prof)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2">HU.16</text:p>
          </table:table-cell>
          <table:table-cell table:style-name="Tabla1.A2" office:value-type="string">
            <text:p text:style-name="P16">Un administrador va a dar de alta a un usuario en sus asignaturas matriculadas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2">HU.17</text:p>
          </table:table-cell>
          <table:table-cell table:style-name="Tabla1.A2" office:value-type="string">
            <text:p text:style-name="P19">Un administrador va a asignar a uno o mas profesores en las asignaturas que imparten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2">HU.18</text:p>
          </table:table-cell>
          <table:table-cell table:style-name="Tabla1.A2" office:value-type="string">
            <text:p text:style-name="P16">Un administrador va a dar de <text:span text:style-name="T3">baja</text:span> a un usuario en sus asignaturas matriculadas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2">HU.19</text:p>
          </table:table-cell>
          <table:table-cell table:style-name="Tabla1.A2" office:value-type="string">
            <text:p text:style-name="P19">Un administrador va a asignar a uno o mas profesores en las asignaturas que imparten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2">HU.20</text:p>
          </table:table-cell>
          <table:table-cell table:style-name="Tabla1.A2" office:value-type="string">
            <text:p text:style-name="P19">Un administrador va a dar de baja a usuarios que han superado la asignatura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2">HU.21</text:p>
          </table:table-cell>
          <table:table-cell table:style-name="Tabla1.A2" office:value-type="string">
            <text:p text:style-name="P20">El sistema crea estadísticas en función de aprobados y suspensos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  <table:table-row>
          <table:table-cell table:style-name="Tabla1.A2" office:value-type="string">
            <text:p text:style-name="P12">HU.22</text:p>
          </table:table-cell>
          <table:table-cell table:style-name="Tabla1.A2" office:value-type="string">
            <text:p text:style-name="P20">El sistema envía notificaciones a los alumnos cuando se realiza un evento.</text:p>
          </table:table-cell>
          <table:table-cell table:style-name="Tabla1.A2" office:value-type="string">
            <text:p text:style-name="P6"/>
          </table:table-cell>
          <table:table-cell table:style-name="Tabla1.D2" office:value-type="string">
            <text:p text:style-name="P6"/>
          </table:table-cell>
        </table:table-row>
      </table:table>
      <text:p text:style-name="Preformatted_20_Text"/>
      <text:p text:style-name="Preformatted_20_Text"/>
      <text:p text:style-name="P2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ext:soft-page-break/>
        <table:table-row>
          <table:table-cell table:style-name="Tabla2.A1" office:value-type="string">
            <text:p text:style-name="P26">Ident.</text:p>
          </table:table-cell>
          <table:table-cell table:style-name="Tabla2.A1" office:value-type="string">
            <text:p text:style-name="P5">Titulo</text:p>
          </table:table-cell>
          <table:table-cell table:style-name="Tabla2.A1" office:value-type="string">
            <text:p text:style-name="P29">Estim</text:p>
          </table:table-cell>
          <table:table-cell table:style-name="Tabla2.D1" office:value-type="string">
            <text:p text:style-name="P26">Prio</text:p>
          </table:table-cell>
        </table:table-row>
        <table:table-row>
          <table:table-cell table:style-name="Tabla2.A2" office:value-type="string">
            <text:p text:style-name="P8">HU.1</text:p>
          </table:table-cell>
          <table:table-cell table:style-name="Tabla2.A2" office:value-type="string">
            <text:p text:style-name="P10">Un usuario puede realizar las entregas que le habilite su profesor de cada asignatura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0">HU.<text:span text:style-name="T6">1.1</text:span></text:p>
          </table:table-cell>
          <table:table-cell table:style-name="Tabla2.A2" office:value-type="string">
            <text:p text:style-name="P10">Un usuario puede modificar sus entregas realizada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0">HU.<text:span text:style-name="T6">1.2</text:span></text:p>
          </table:table-cell>
          <table:table-cell table:style-name="Tabla2.A2" office:value-type="string">
            <text:p text:style-name="P10">Un usuario puede borrar el contenido de una de las entrega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1">HU.<text:span text:style-name="T6">2</text:span></text:p>
          </table:table-cell>
          <table:table-cell table:style-name="Tabla2.A2" office:value-type="string">
            <text:p text:style-name="P11">Un usuario puede listar las entregas que ha realizado por asignatura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1">HU.<text:span text:style-name="T6">2.1</text:span></text:p>
          </table:table-cell>
          <table:table-cell table:style-name="Tabla2.A2" office:value-type="string">
            <text:p text:style-name="P10">Un usuario puede consultar las calificaciones de las distintas entregas que realice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0">HU.<text:span text:style-name="T6">2.2</text:span></text:p>
          </table:table-cell>
          <table:table-cell table:style-name="Tabla2.A2" office:value-type="string">
            <text:p text:style-name="P10">Un usuario puede descargar el contenido de su entrega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0">HU.<text:span text:style-name="T6">3</text:span></text:p>
          </table:table-cell>
          <table:table-cell table:style-name="Tabla2.A2" office:value-type="string">
            <text:p text:style-name="P10">Un usuario puede listar las asignaturas en las que esta matriculado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0">HU.<text:span text:style-name="T6">3.1</text:span></text:p>
            <text:p text:style-name="P10"/>
          </table:table-cell>
          <table:table-cell table:style-name="Tabla2.A2" office:value-type="string">
            <text:p text:style-name="P11">Un usuario puede acceder a cada una de las asignaturas en las que esta matriculado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0">HU.<text:span text:style-name="T6">3.2</text:span></text:p>
          </table:table-cell>
          <table:table-cell table:style-name="Tabla2.A2" office:value-type="string">
            <text:p text:style-name="P11">Un usuario puede acceder al contenido de cada asignatura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0">HU.<text:span text:style-name="T6">3.3</text:span></text:p>
          </table:table-cell>
          <table:table-cell table:style-name="Tabla2.A2" office:value-type="string">
            <text:p text:style-name="P10">Un usuario puede descargar el contenido de sus asignatura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0">HU.<text:span text:style-name="T6">4</text:span></text:p>
          </table:table-cell>
          <table:table-cell table:style-name="Tabla2.A2" office:value-type="string">
            <text:p text:style-name="P10">Un usuario <text:span text:style-name="T1">para acceder al sistema debe estar registrado y usar un login.</text:span>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3">HU.<text:span text:style-name="T6">5</text:span></text:p>
          </table:table-cell>
          <table:table-cell table:style-name="Tabla2.A2" office:value-type="string">
            <text:p text:style-name="P13">Un usuario puede enviar mensajes privados a los distintos usuario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3">HU.<text:span text:style-name="T6">6</text:span></text:p>
          </table:table-cell>
          <table:table-cell table:style-name="Tabla2.A2" office:value-type="string">
            <text:p text:style-name="P13">Un profesor puede enviar circulares por correo interno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3">HU.<text:span text:style-name="T6">7</text:span></text:p>
          </table:table-cell>
          <table:table-cell table:style-name="Tabla2.A2" office:value-type="string">
            <text:p text:style-name="P14">Un usuario puede <text:span text:style-name="T9">gestionar</text:span> su perfil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3">HU.<text:span text:style-name="T6">7.1</text:span></text:p>
          </table:table-cell>
          <table:table-cell table:style-name="Tabla2.A2" office:value-type="string">
            <text:p text:style-name="P14">Un usuario puede modificar su perfil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25">HU. 7.1</text:p>
          </table:table-cell>
          <table:table-cell table:style-name="Tabla2.A2" office:value-type="string">
            <text:p text:style-name="P15">Un usuario puede <text:span text:style-name="T9">visualizar</text:span> su perfil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3">HU.<text:span text:style-name="T6">8</text:span></text:p>
          </table:table-cell>
          <table:table-cell table:style-name="Tabla2.A2" office:value-type="string">
            <text:p text:style-name="P13">Un usuario puede ver perfiles de otros usuario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3">HU.<text:span text:style-name="T6">9</text:span></text:p>
          </table:table-cell>
          <table:table-cell table:style-name="Tabla2.A2" office:value-type="string">
            <text:p text:style-name="P13">Un usuario puede ver los mensajes enviado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3">HU.<text:span text:style-name="T6">10</text:span></text:p>
          </table:table-cell>
          <table:table-cell table:style-name="Tabla2.A2" office:value-type="string">
            <text:p text:style-name="P13">Un usuario puede ver los mensajes recibido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4">HU.<text:span text:style-name="T6">11</text:span></text:p>
          </table:table-cell>
          <table:table-cell table:style-name="Tabla2.A2" office:value-type="string">
            <text:p text:style-name="P24">Un profesor puede crear entregas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4">HU.<text:span text:style-name="T6">11.1</text:span></text:p>
          </table:table-cell>
          <table:table-cell table:style-name="Tabla2.A2" office:value-type="string">
            <text:p text:style-name="P13">Un profesor puede habilitar una entrega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3">HU.<text:span text:style-name="T6">11.2</text:span></text:p>
          </table:table-cell>
          <table:table-cell table:style-name="Tabla2.A2" office:value-type="string">
            <text:p text:style-name="P13">Un profesor puede hacerla visible a sus usuario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3">HU.<text:span text:style-name="T6">11.3</text:span></text:p>
          </table:table-cell>
          <table:table-cell table:style-name="Tabla2.A2" office:value-type="string">
            <text:p text:style-name="P13">Un profesor puede acceder a los distintos contenidos de una entrega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3">HU.<text:span text:style-name="T6">11.4</text:span></text:p>
          </table:table-cell>
          <table:table-cell table:style-name="Tabla2.A2" office:value-type="string">
            <text:p text:style-name="P13">Un profesor puede modificar las condiciones de una entrega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3">HU.<text:span text:style-name="T6">11.5</text:span></text:p>
          </table:table-cell>
          <table:table-cell table:style-name="Tabla2.A2" office:value-type="string">
            <text:p text:style-name="P13">Un profesor puede hacer visible una entrega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3">HU.<text:span text:style-name="T6">11.6</text:span></text:p>
          </table:table-cell>
          <table:table-cell table:style-name="Tabla2.A2" office:value-type="string">
            <text:p text:style-name="P13">Un profesor puede ocultar una entrega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7">HU.<text:span text:style-name="T6">11.7</text:span></text:p>
          </table:table-cell>
          <table:table-cell table:style-name="Tabla2.A2" office:value-type="string">
            <text:p text:style-name="P13">Un profesor puede eliminar la entrega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7">HU.<text:span text:style-name="T7">12</text:span></text:p>
          </table:table-cell>
          <table:table-cell table:style-name="Tabla2.A2" office:value-type="string">
            <text:p text:style-name="P14">Un profesor puede calificar las entregas que realicen los alumno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7">HU.<text:span text:style-name="T7">12.1</text:span></text:p>
          </table:table-cell>
          <table:table-cell table:style-name="Tabla2.A2" office:value-type="string">
            <text:p text:style-name="P13">Un profesor puede publicar las calificacione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7">HU.<text:span text:style-name="T7">12.2</text:span></text:p>
          </table:table-cell>
          <table:table-cell table:style-name="Tabla2.A2" office:value-type="string">
            <text:p text:style-name="P13">Un profesor puede ocultar las calificacione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7">HU.<text:span text:style-name="T7">12.3</text:span></text:p>
          </table:table-cell>
          <table:table-cell table:style-name="Tabla2.A2" office:value-type="string">
            <text:p text:style-name="P13">Un profesor puede modificar las calificacione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7">HU.<text:span text:style-name="T7">12.4</text:span></text:p>
          </table:table-cell>
          <table:table-cell table:style-name="Tabla2.A2" office:value-type="string">
            <text:p text:style-name="P13">Un profesor puede eliminar las calificacione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7">HU.<text:span text:style-name="T7">13</text:span></text:p>
          </table:table-cell>
          <table:table-cell table:style-name="Tabla2.A2" office:value-type="string">
            <text:p text:style-name="P17">Un profesor puede crear y habilitar grupos de practicas de su asignatura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7">HU.<text:span text:style-name="T7">14</text:span></text:p>
          </table:table-cell>
          <table:table-cell table:style-name="Tabla2.A2" office:value-type="string">
            <text:p text:style-name="P17">Un usuario puede matricularse en el grupo de practicas que mejor le venga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ext:soft-page-break/>
        <table:table-row>
          <table:table-cell table:style-name="Tabla2.A2" office:value-type="string">
            <text:p text:style-name="P17">HU.<text:span text:style-name="T7">15</text:span></text:p>
          </table:table-cell>
          <table:table-cell table:style-name="Tabla2.A2" office:value-type="string">
            <text:p text:style-name="P18">Un administrador puede <text:span text:style-name="T7">gestionar</text:span> los usuarios(alum/prof)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7">HU.<text:span text:style-name="T7">15.1</text:span></text:p>
          </table:table-cell>
          <table:table-cell table:style-name="Tabla2.A2" office:value-type="string">
            <text:p text:style-name="P17">Un administrador va a dar de alta a los usuarios(alum/prof)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7">HU.<text:span text:style-name="T7">15.2</text:span></text:p>
          </table:table-cell>
          <table:table-cell table:style-name="Tabla2.A2" office:value-type="string">
            <text:p text:style-name="P17">Un administrador va a dar de baja a los usuarios(alum/prof)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7">Hu.<text:span text:style-name="T8">16</text:span></text:p>
          </table:table-cell>
          <table:table-cell table:style-name="Tabla2.A2" office:value-type="string">
            <text:p text:style-name="P17">Un administrador va a dar de alta a un usuario en sus asignaturas matriculada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17">HU.<text:span text:style-name="T8">17</text:span></text:p>
          </table:table-cell>
          <table:table-cell table:style-name="Tabla2.A2" office:value-type="string">
            <text:p text:style-name="P20">Un administrador va a asignar a uno o mas profesores en las asignaturas que imparten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20">HU.<text:span text:style-name="T8">18</text:span></text:p>
          </table:table-cell>
          <table:table-cell table:style-name="Tabla2.A2" office:value-type="string">
            <text:p text:style-name="P17">Un administrador va a dar de <text:span text:style-name="T3">baja</text:span> a un usuario en sus asignaturas matriculada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20">HU.<text:span text:style-name="T8">19</text:span></text:p>
          </table:table-cell>
          <table:table-cell table:style-name="Tabla2.A2" office:value-type="string">
            <text:p text:style-name="P20">Un administrador va a asignar a uno o mas profesores en las asignaturas que imparten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20">HU.<text:span text:style-name="T8">20</text:span></text:p>
          </table:table-cell>
          <table:table-cell table:style-name="Tabla2.A2" office:value-type="string">
            <text:p text:style-name="P20">Un administrador va a dar de baja a usuarios que han superado la asignatura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20">HU.<text:span text:style-name="T8">21</text:span></text:p>
          </table:table-cell>
          <table:table-cell table:style-name="Tabla2.A2" office:value-type="string">
            <text:p text:style-name="P20">El sistema crea estadísticas en función de aprobados y suspenso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20">HU.<text:span text:style-name="T8">21.1</text:span></text:p>
          </table:table-cell>
          <table:table-cell table:style-name="Tabla2.A2" office:value-type="string">
            <text:p text:style-name="P21">Un administrador/profesor puede acceder a las estadísticas de una o mas asignaturas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20">HU.<text:span text:style-name="T8">22</text:span></text:p>
          </table:table-cell>
          <table:table-cell table:style-name="Tabla2.A2" office:value-type="string">
            <text:p text:style-name="P21">El sistema envía notificaciones a los alumnos cuando se realiza un evento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20">HU.<text:span text:style-name="T8">22.1</text:span></text:p>
          </table:table-cell>
          <table:table-cell table:style-name="Tabla2.A2" office:value-type="string">
            <text:p text:style-name="P20">El sistema envía notificaciones a los alumnos cuando falte un día para que termine un evento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20">HU.<text:span text:style-name="T8">22.2</text:span></text:p>
          </table:table-cell>
          <table:table-cell table:style-name="Tabla2.A2" office:value-type="string">
            <text:p text:style-name="P20">El sistema envía notificaciones a los alumnos cuando se recibe un mensaje.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20">HU.<text:span text:style-name="T8">22.3</text:span></text:p>
          </table:table-cell>
          <table:table-cell table:style-name="Tabla2.A2" office:value-type="string">
            <text:p text:style-name="P20">El sistema envía notificaciones cuando el profesor habilita una entrega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  <table:table-row>
          <table:table-cell table:style-name="Tabla2.A2" office:value-type="string">
            <text:p text:style-name="P20">HU.<text:span text:style-name="T8">22.4</text:span></text:p>
          </table:table-cell>
          <table:table-cell table:style-name="Tabla2.A2" office:value-type="string">
            <text:p text:style-name="P20">El sistema envía notificaciones cuando el alumno realiza una entrega</text:p>
          </table:table-cell>
          <table:table-cell table:style-name="Tabla2.A2" office:value-type="string">
            <text:p text:style-name="P22"/>
          </table:table-cell>
          <table:table-cell table:style-name="Tabla2.D2" office:value-type="string">
            <text:p text:style-name="P22"/>
          </table:table-cell>
        </table:table-row>
      </table:table>
      <text:p text:style-name="P29"/>
      <text:p text:style-name="Preformatted_20_Text"/>
      <text:p text:style-name="P3">Iteraciones= 3</text:p>
      <text:p text:style-name="P3"/>
      <text:p text:style-name="P3">Iteracion 1=</text:p>
      <text:p text:style-name="P3"><text:tab/><text:tab/></text:p>
      <text:p text:style-name="P3">Iteracion 2=</text:p>
      <text:p text:style-name="P3"/>
      <text:p text:style-name="P3">Iteracion 3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8T11:14:06.302000000</dc:date>
    <meta:editing-duration>PT27M18S</meta:editing-duration>
    <meta:editing-cycles>6</meta:editing-cycles>
    <meta:generator>LibreOffice/5.1.5.2$Windows_x86 LibreOffice_project/7a864d8825610a8c07cfc3bc01dd4fce6a9447e5</meta:generator>
    <meta:document-statistic meta:table-count="2" meta:image-count="0" meta:object-count="0" meta:page-count="3" meta:paragraph-count="159" meta:word-count="834" meta:character-count="5148" meta:non-whitespace-character-count="4469"/>
  </office:meta>
</office:document-meta>
</file>